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paragraph-properties fo:margin-top="0.199cm" fo:margin-bottom="0.21cm" style:contextual-spacing="false"/>
      <style:text-properties fo:language="en" fo:country="GB" officeooo:rsid="0017cd4d" officeooo:paragraph-rsid="0017cd4d"/>
    </style:style>
    <style:style style:name="P27" style:family="paragraph" style:parent-style-name="Text_20_body">
      <style:text-properties fo:language="en" fo:country="GB" officeooo:rsid="0021847d" officeooo:paragraph-rsid="0021847d"/>
    </style:style>
    <style:style style:name="P28"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29"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0" style:family="paragraph" style:parent-style-name="Text_20_body">
      <style:text-properties fo:language="en" fo:country="GB" officeooo:rsid="00196470" officeooo:paragraph-rsid="0021847d"/>
    </style:style>
    <style:style style:name="P31" style:family="paragraph" style:parent-style-name="Text_20_body" style:list-style-name="L3">
      <style:text-properties fo:language="en" fo:country="GB" officeooo:rsid="00196470" officeooo:paragraph-rsid="00196470"/>
    </style:style>
    <style:style style:name="P32" style:family="paragraph" style:parent-style-name="Text_20_body" style:list-style-name="L3">
      <style:text-properties fo:language="en" fo:country="GB" officeooo:rsid="00196470" officeooo:paragraph-rsid="00344276"/>
    </style:style>
    <style:style style:name="P33" style:family="paragraph" style:parent-style-name="Standard" style:list-style-name="L3">
      <style:text-properties fo:language="en" fo:country="GB" officeooo:paragraph-rsid="00344bf5"/>
    </style:style>
    <style:style style:name="P34" style:family="paragraph" style:parent-style-name="Standard" style:list-style-name="L3">
      <style:text-properties fo:language="en" fo:country="GB" officeooo:rsid="00196470" officeooo:paragraph-rsid="00344bf5"/>
    </style:style>
    <style:style style:name="P35" style:family="paragraph" style:parent-style-name="Text_20_body" style:list-style-name="L3">
      <style:text-properties fo:language="en" fo:country="GB" officeooo:rsid="0019d991" officeooo:paragraph-rsid="00344bf5"/>
    </style:style>
    <style:style style:name="P36" style:family="paragraph" style:parent-style-name="Text_20_body" style:list-style-name="L3">
      <style:text-properties fo:language="en" fo:country="GB" officeooo:rsid="0019d991" officeooo:paragraph-rsid="0019d991"/>
    </style:style>
    <style:style style:name="P37" style:family="paragraph" style:parent-style-name="Text_20_body" style:list-style-name="L3">
      <style:text-properties fo:language="en" fo:country="GB" officeooo:rsid="001dab1b" officeooo:paragraph-rsid="001dab1b"/>
    </style:style>
    <style:style style:name="P38" style:family="paragraph" style:parent-style-name="Text_20_body">
      <style:paragraph-properties fo:margin-top="0.199cm" fo:margin-bottom="0.21cm" style:contextual-spacing="false"/>
      <style:text-properties fo:language="en" fo:country="GB" officeooo:rsid="001bcb51" officeooo:paragraph-rsid="0036267e"/>
    </style:style>
    <style:style style:name="P39" style:family="paragraph" style:parent-style-name="Text_20_body" style:list-style-name="L4">
      <style:text-properties fo:language="en" fo:country="GB"/>
    </style:style>
    <style:style style:name="P40" style:family="paragraph" style:parent-style-name="Text_20_body" style:list-style-name="L4">
      <style:text-properties fo:language="en" fo:country="GB" officeooo:rsid="001c471c" officeooo:paragraph-rsid="001c471c"/>
    </style:style>
    <style:style style:name="P41" style:family="paragraph" style:parent-style-name="Text_20_body" style:list-style-name="L4">
      <style:text-properties fo:language="en" fo:country="GB" officeooo:rsid="00253912" officeooo:paragraph-rsid="00253912"/>
    </style:style>
    <style:style style:name="P42" style:family="paragraph" style:parent-style-name="Text_20_body" style:list-style-name="L4">
      <style:text-properties fo:language="en" fo:country="GB" officeooo:rsid="004e916d" officeooo:paragraph-rsid="004e916d"/>
    </style:style>
    <style:style style:name="P43" style:family="paragraph" style:parent-style-name="Text_20_body">
      <style:paragraph-properties fo:margin-top="0.199cm" fo:margin-bottom="0.21cm" style:contextual-spacing="false"/>
      <style:text-properties fo:language="en" fo:country="GB" officeooo:rsid="001d1a16" officeooo:paragraph-rsid="002c6641"/>
    </style:style>
    <style:style style:name="P44" style:family="paragraph" style:parent-style-name="Text_20_body">
      <style:paragraph-properties fo:margin-top="0.199cm" fo:margin-bottom="0.21cm" style:contextual-spacing="false"/>
      <style:text-properties fo:language="en" fo:country="GB" officeooo:rsid="001d1a16" officeooo:paragraph-rsid="001d1a16"/>
    </style:style>
    <style:style style:name="P45" style:family="paragraph" style:parent-style-name="Text_20_body" style:list-style-name="L5">
      <style:text-properties fo:language="en" fo:country="GB" officeooo:rsid="001d1a16" officeooo:paragraph-rsid="001d1a16"/>
    </style:style>
    <style:style style:name="P46" style:family="paragraph" style:parent-style-name="Text_20_body" style:list-style-name="L5">
      <style:text-properties fo:language="en" fo:country="GB" officeooo:rsid="001dab1b" officeooo:paragraph-rsid="001dab1b"/>
    </style:style>
    <style:style style:name="P47" style:family="paragraph" style:parent-style-name="Text_20_body">
      <style:paragraph-properties fo:margin-top="0.199cm" fo:margin-bottom="0.21cm" style:contextual-spacing="false"/>
      <style:text-properties fo:language="en" fo:country="GB" officeooo:rsid="001dab1b" officeooo:paragraph-rsid="001dab1b"/>
    </style:style>
    <style:style style:name="P48" style:family="paragraph" style:parent-style-name="Text_20_body" style:list-style-name="L6">
      <style:text-properties fo:language="en" fo:country="GB" officeooo:rsid="001d1a16" officeooo:paragraph-rsid="001dec00"/>
    </style:style>
    <style:style style:name="P49" style:family="paragraph" style:parent-style-name="Text_20_body" style:list-style-name="L6">
      <style:text-properties fo:language="en" fo:country="GB" officeooo:rsid="001dec00" officeooo:paragraph-rsid="001dec00"/>
    </style:style>
    <style:style style:name="P50" style:family="paragraph" style:parent-style-name="Text_20_body" style:list-style-name="L6">
      <style:text-properties fo:language="en" fo:country="GB" fo:font-style="normal" officeooo:rsid="00253912" officeooo:paragraph-rsid="00253912" style:font-style-asian="normal" style:font-style-complex="normal"/>
    </style:style>
    <style:style style:name="P51" style:family="paragraph" style:parent-style-name="Text_20_body" style:list-style-name="L6">
      <style:text-properties officeooo:paragraph-rsid="004ed463"/>
    </style:style>
    <style:style style:name="P52"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3"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4" style:family="paragraph" style:parent-style-name="Text_20_body">
      <style:paragraph-properties fo:margin-top="0.3cm" fo:margin-bottom="0.21cm" style:contextual-spacing="false"/>
      <style:text-properties officeooo:rsid="002f3c3a" officeooo:paragraph-rsid="00361b93"/>
    </style:style>
    <style:style style:name="P55" style:family="paragraph" style:parent-style-name="Heading_20_3" style:list-style-name="Outline_20_1">
      <style:text-properties officeooo:paragraph-rsid="002f3c3a"/>
    </style:style>
    <style:style style:name="P56" style:family="paragraph" style:parent-style-name="Text_20_body">
      <style:text-properties officeooo:rsid="002f3c3a" officeooo:paragraph-rsid="002f3c3a"/>
    </style:style>
    <style:style style:name="P57" style:family="paragraph" style:parent-style-name="Text_20_body">
      <style:text-properties officeooo:rsid="002f3c3a" officeooo:paragraph-rsid="0030ae18"/>
    </style:style>
    <style:style style:name="P58"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59"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0" style:family="paragraph" style:parent-style-name="Standard">
      <style:text-properties officeooo:rsid="002f3c3a" officeooo:paragraph-rsid="0030ae18"/>
    </style:style>
    <style:style style:name="P61" style:family="paragraph" style:parent-style-name="Text_20_body">
      <style:text-properties officeooo:rsid="0030ae18" officeooo:paragraph-rsid="0030ae18"/>
    </style:style>
    <style:style style:name="P62" style:family="paragraph" style:parent-style-name="Text_20_body">
      <style:text-properties officeooo:rsid="00314230" officeooo:paragraph-rsid="00314230"/>
    </style:style>
    <style:style style:name="P63"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4"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7" style:family="paragraph" style:parent-style-name="Heading_20_3" style:list-style-name="Outline_20_1"/>
    <style:style style:name="P68" style:family="paragraph" style:parent-style-name="Text_20_body">
      <style:text-properties officeooo:rsid="00328d6b" officeooo:paragraph-rsid="00328d6b"/>
    </style:style>
    <style:style style:name="P69"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2" style:family="paragraph" style:parent-style-name="Text_20_body">
      <style:text-properties officeooo:rsid="00328d6b" officeooo:paragraph-rsid="003380e5"/>
    </style:style>
    <style:style style:name="P73" style:family="paragraph" style:parent-style-name="Text_20_body">
      <style:text-properties officeooo:rsid="003380e5" officeooo:paragraph-rsid="003380e5"/>
    </style:style>
    <style:style style:name="P74" style:family="paragraph" style:parent-style-name="Text_20_body">
      <style:text-properties officeooo:rsid="003db7d9" officeooo:paragraph-rsid="003db7d9"/>
    </style:style>
    <style:style style:name="P75" style:family="paragraph" style:parent-style-name="Preformatted_20_Text">
      <style:text-properties style:font-name="Courier New1" fo:font-size="8pt" style:font-size-asian="8pt" style:font-size-complex="8pt"/>
    </style:style>
    <style:style style:name="P76" style:family="paragraph" style:parent-style-name="Preformatted_20_Text">
      <style:text-properties fo:font-size="8pt" fo:font-weight="bold" style:font-size-asian="8pt" style:font-weight-asian="bold" style:font-size-complex="8pt" style:font-weight-complex="bold"/>
    </style:style>
    <style:style style:name="P77" style:family="paragraph" style:parent-style-name="Text_20_body">
      <style:text-properties officeooo:rsid="00579839" officeooo:paragraph-rsid="00579839"/>
    </style:style>
    <style:style style:name="P78" style:family="paragraph" style:parent-style-name="Text_20_body" style:list-style-name="L7">
      <style:text-properties officeooo:rsid="00579839" officeooo:paragraph-rsid="00579839"/>
    </style:style>
    <style:style style:name="P79" style:family="paragraph" style:parent-style-name="Heading_20_3" style:list-style-name="Outline_20_1">
      <style:text-properties officeooo:rsid="0042713a" officeooo:paragraph-rsid="0043b5b0"/>
    </style:style>
    <style:style style:name="P80" style:family="paragraph" style:parent-style-name="Text_20_body">
      <style:text-properties officeooo:rsid="0042713a" officeooo:paragraph-rsid="0042713a"/>
    </style:style>
    <style:style style:name="P81" style:family="paragraph" style:parent-style-name="Preformatted_20_Text">
      <style:text-properties style:font-name="Courier New" fo:font-size="8pt" style:font-size-asian="8pt" style:font-size-complex="8pt"/>
    </style:style>
    <style:style style:name="P82" style:family="paragraph" style:parent-style-name="Text_20_body">
      <style:text-properties officeooo:rsid="0043b5b0" officeooo:paragraph-rsid="0043b5b0"/>
    </style:style>
    <style:style style:name="P83" style:family="paragraph" style:parent-style-name="Text_20_body">
      <style:text-properties officeooo:rsid="0059aa57" officeooo:paragraph-rsid="0059aa57"/>
    </style:style>
    <style:style style:name="P84" style:family="paragraph" style:parent-style-name="Preformatted_20_Text">
      <style:text-properties fo:font-size="8pt" officeooo:paragraph-rsid="0059aa57" style:font-size-asian="8pt" style:font-size-complex="8pt"/>
    </style:style>
    <style:style style:name="P85" style:family="paragraph" style:parent-style-name="Preformatted_20_Text">
      <style:text-properties fo:font-size="8pt" fo:font-weight="bold" officeooo:paragraph-rsid="0059aa57" style:font-size-asian="8pt" style:font-weight-asian="bold" style:font-size-complex="8pt" style:font-weight-complex="bold"/>
    </style:style>
    <style:style style:name="P86" style:family="paragraph" style:parent-style-name="Text_20_body">
      <style:text-properties officeooo:rsid="005b7a9b" officeooo:paragraph-rsid="005b7a9b"/>
    </style:style>
    <style:style style:name="P87" style:family="paragraph" style:parent-style-name="Heading_20_3" style:list-style-name="Outline_20_1">
      <style:text-properties officeooo:paragraph-rsid="0049ebdf"/>
    </style:style>
    <style:style style:name="P88" style:family="paragraph" style:parent-style-name="Text_20_body">
      <style:text-properties officeooo:paragraph-rsid="0049ebdf"/>
    </style:style>
    <style:style style:name="P89"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0"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6" style:family="paragraph" style:parent-style-name="Text_20_body">
      <style:text-properties officeooo:rsid="004e15da" officeooo:paragraph-rsid="004e15da"/>
    </style:style>
    <style:style style:name="P97" style:family="paragraph" style:parent-style-name="Text_20_body">
      <style:text-properties officeooo:rsid="0056b00b" officeooo:paragraph-rsid="0056b00b"/>
    </style:style>
    <style:style style:name="P98" style:family="paragraph" style:parent-style-name="Text_20_body">
      <style:text-properties fo:font-style="normal" officeooo:rsid="0056b00b" officeooo:paragraph-rsid="0056b00b" style:font-style-asian="normal" style:font-style-complex="normal"/>
    </style:style>
    <style:style style:name="P99" style:family="paragraph" style:parent-style-name="Text_20_body">
      <style:text-properties officeooo:paragraph-rsid="0060b856"/>
    </style:style>
    <style:style style:name="P100" style:family="paragraph" style:parent-style-name="Heading_20_3" style:list-style-name="Outline_20_1">
      <style:paragraph-properties fo:keep-with-next="always"/>
    </style:style>
    <style:style style:name="P101" style:family="paragraph" style:parent-style-name="Text_20_body">
      <style:text-properties officeooo:rsid="006045c0" officeooo:paragraph-rsid="006045c0"/>
    </style:style>
    <style:style style:name="P102" style:family="paragraph" style:parent-style-name="Heading_20_2" style:list-style-name="Outline_20_1" style:master-page-name="">
      <style:paragraph-properties style:page-number="auto" fo:break-before="page"/>
      <style:text-properties fo:language="en" fo:country="GB"/>
    </style:style>
    <style:style style:name="P103" style:family="paragraph" style:parent-style-name="Text_20_body">
      <style:text-properties fo:language="en" fo:country="GB" officeooo:rsid="001f12b5" officeooo:paragraph-rsid="001f12b5"/>
    </style:style>
    <style:style style:name="P104" style:family="paragraph" style:parent-style-name="Text_20_body" style:list-style-name="L8">
      <style:text-properties fo:language="en" fo:country="GB" officeooo:rsid="001f12b5" officeooo:paragraph-rsid="001f12b5"/>
    </style:style>
    <style:style style:name="P105" style:family="paragraph" style:parent-style-name="Text_20_body" style:list-style-name="L8">
      <style:text-properties fo:language="en" fo:country="GB" officeooo:paragraph-rsid="001f12b5"/>
    </style:style>
    <style:style style:name="P106"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07"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08" style:family="paragraph" style:parent-style-name="Preformatted_20_Text">
      <style:text-properties fo:font-size="8pt" fo:language="en" fo:country="GB" style:text-underline-style="none" officeooo:rsid="001f12b5" style:font-size-asian="8pt" style:font-size-complex="8pt"/>
    </style:style>
    <style:style style:name="P109" style:family="paragraph" style:parent-style-name="Text_20_body" style:list-style-name="L8">
      <style:text-properties officeooo:rsid="00587d71" officeooo:paragraph-rsid="00587d71"/>
    </style:style>
    <style:style style:name="P110" style:family="paragraph" style:parent-style-name="Text_20_body" style:list-style-name="L8">
      <style:text-properties officeooo:paragraph-rsid="00208381"/>
    </style:style>
    <style:style style:name="P111" style:family="paragraph" style:parent-style-name="Text_20_body" style:list-style-name="L8">
      <style:text-properties fo:language="en" fo:country="GB" officeooo:rsid="00208381" officeooo:paragraph-rsid="00208381"/>
    </style:style>
    <style:style style:name="P112" style:family="paragraph" style:parent-style-name="Text_20_body">
      <style:paragraph-properties fo:margin-top="0.199cm" fo:margin-bottom="0.21cm" style:contextual-spacing="false"/>
      <style:text-properties fo:language="en" fo:country="GB"/>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fo:font-size="10pt" officeooo:rsid="00196470"/>
    </style:style>
    <style:style style:name="T26" style:family="text">
      <style:text-properties officeooo:rsid="0059aa57"/>
    </style:style>
    <style:style style:name="T27" style:family="text">
      <style:text-properties officeooo:rsid="0059e658"/>
    </style:style>
    <style:style style:name="T28" style:family="text">
      <style:text-properties officeooo:rsid="00253912"/>
    </style:style>
    <style:style style:name="T29" style:family="text">
      <style:text-properties officeooo:rsid="00296bf9"/>
    </style:style>
    <style:style style:name="T30" style:family="text">
      <style:text-properties officeooo:rsid="0023382b"/>
    </style:style>
    <style:style style:name="T31" style:family="text">
      <style:text-properties officeooo:rsid="001bcb51"/>
    </style:style>
    <style:style style:name="T32" style:family="text">
      <style:text-properties officeooo:rsid="001c471c"/>
    </style:style>
    <style:style style:name="T33" style:family="text">
      <style:text-properties officeooo:rsid="0028c11a"/>
    </style:style>
    <style:style style:name="T34" style:family="text">
      <style:text-properties officeooo:rsid="001d1a16"/>
    </style:style>
    <style:style style:name="T35" style:family="text">
      <style:text-properties officeooo:rsid="002c6641"/>
    </style:style>
    <style:style style:name="T36" style:family="text">
      <style:text-properties officeooo:rsid="001dab1b"/>
    </style:style>
    <style:style style:name="T37" style:family="text">
      <style:text-properties officeooo:rsid="001dec00"/>
    </style:style>
    <style:style style:name="T38" style:family="text">
      <style:text-properties fo:language="en" fo:country="GB" fo:font-style="normal" officeooo:rsid="004e916d" style:font-style-asian="normal" style:font-style-complex="normal"/>
    </style:style>
    <style:style style:name="T39" style:family="text">
      <style:text-properties fo:font-size="10pt" fo:language="en" fo:country="GB" fo:font-style="normal" officeooo:rsid="004ed463" style:font-style-asian="normal" style:font-style-complex="normal"/>
    </style:style>
    <style:style style:name="T40" style:family="text">
      <style:text-properties officeooo:rsid="0021847d"/>
    </style:style>
    <style:style style:name="T41" style:family="text">
      <style:text-properties officeooo:rsid="002f3c3a"/>
    </style:style>
    <style:style style:name="T42" style:family="text">
      <style:text-properties fo:language="en" fo:country="GB" fo:font-style="normal" officeooo:rsid="001dec00" style:font-style-asian="normal" style:font-style-complex="normal"/>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3671a0" style:font-style-asian="normal" style:font-style-complex="normal"/>
    </style:style>
    <style:style style:name="T45" style:family="text">
      <style:text-properties fo:language="en" fo:country="GB" fo:font-style="normal" officeooo:rsid="00361b93" style:font-style-asian="normal" style:font-style-complex="normal"/>
    </style:style>
    <style:style style:name="T46" style:family="text">
      <style:text-properties fo:language="en" fo:country="GB" fo:font-style="normal" officeooo:rsid="0045b9ce" style:font-style-asian="normal" style:font-style-complex="normal"/>
    </style:style>
    <style:style style:name="T47" style:family="text">
      <style:text-properties fo:language="en" fo:country="GB" fo:font-style="normal" officeooo:rsid="0036267e" style:font-style-asian="normal" style:font-style-complex="normal"/>
    </style:style>
    <style:style style:name="T48" style:family="text">
      <style:text-properties officeooo:rsid="0030ae18"/>
    </style:style>
    <style:style style:name="T49" style:family="text">
      <style:text-properties officeooo:rsid="00361b93"/>
    </style:style>
    <style:style style:name="T50" style:family="text">
      <style:text-properties fo:color="#000000" loext:opacity="100%" style:font-name="Courier New"/>
    </style:style>
    <style:style style:name="T51" style:family="text">
      <style:text-properties fo:color="#000000" loext:opacity="100%" style:font-name="Courier New" officeooo:rsid="0031f5b6"/>
    </style:style>
    <style:style style:name="T52" style:family="text">
      <style:text-properties officeooo:rsid="00314230"/>
    </style:style>
    <style:style style:name="T53" style:family="text">
      <style:text-properties officeooo:rsid="0031f5b6"/>
    </style:style>
    <style:style style:name="T54" style:family="text">
      <style:text-properties officeooo:rsid="003380e5"/>
    </style:style>
    <style:style style:name="T55" style:family="text">
      <style:text-properties officeooo:rsid="004cc600"/>
    </style:style>
    <style:style style:name="T56" style:family="text">
      <style:text-properties fo:font-weight="bold" style:font-weight-asian="bold" style:font-weight-complex="bold"/>
    </style:style>
    <style:style style:name="T57" style:family="text">
      <style:text-properties fo:font-size="8pt" style:font-size-asian="8pt" style:font-size-complex="8pt"/>
    </style:style>
    <style:style style:name="T58" style:family="text">
      <style:text-properties officeooo:rsid="0043b5b0"/>
    </style:style>
    <style:style style:name="T59" style:family="text">
      <style:text-properties fo:color="#131312" loext:opacity="100%" style:font-name="Courier New" style:text-underline-style="none"/>
    </style:style>
    <style:style style:name="T60" style:family="text">
      <style:text-properties style:font-name="Courier New"/>
    </style:style>
    <style:style style:name="T61" style:family="text">
      <style:text-properties officeooo:rsid="0046cd25"/>
    </style:style>
    <style:style style:name="T62" style:family="text">
      <style:text-properties officeooo:rsid="005d2894"/>
    </style:style>
    <style:style style:name="T63"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4"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5" style:family="text">
      <style:text-properties fo:language="en" fo:country="GB" officeooo:rsid="0048688a"/>
    </style:style>
    <style:style style:name="T66" style:family="text">
      <style:text-properties fo:language="en" fo:country="GB" officeooo:rsid="0049ebdf"/>
    </style:style>
    <style:style style:name="T67" style:family="text">
      <style:text-properties fo:font-size="10pt" fo:language="en" fo:country="GB" officeooo:rsid="0049ebdf"/>
    </style:style>
    <style:style style:name="T68" style:family="text">
      <style:text-properties fo:language="en" fo:country="GB" officeooo:rsid="004be804"/>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04be804" style:font-weight-asian="bold" style:font-weight-complex="bold"/>
    </style:style>
    <style:style style:name="T71" style:family="text">
      <style:text-properties style:font-name="Courier New" fo:font-weight="bold" officeooo:rsid="004e916d" style:font-weight-asian="bold" style:font-weight-complex="bold"/>
    </style:style>
    <style:style style:name="T72" style:family="text">
      <style:text-properties fo:color="#232627" loext:opacity="100%" style:font-name="Courier New" style:text-underline-style="none"/>
    </style:style>
    <style:style style:name="T73" style:family="text">
      <style:text-properties style:font-name="Courier New" fo:font-size="8pt" style:font-size-asian="8pt" style:font-size-complex="8pt"/>
    </style:style>
    <style:style style:name="T74" style:family="text">
      <style:text-properties style:font-name="Courier New" fo:font-size="8pt" officeooo:rsid="0049ebdf" style:font-size-asian="8pt" style:font-size-complex="8pt"/>
    </style:style>
    <style:style style:name="T75" style:family="text">
      <style:text-properties officeooo:rsid="004be804"/>
    </style:style>
    <style:style style:name="T76" style:family="text">
      <style:text-properties fo:font-style="normal" officeooo:rsid="0056b00b" style:font-style-asian="normal" style:font-style-complex="normal"/>
    </style:style>
    <style:style style:name="T77" style:family="text">
      <style:text-properties fo:font-style="italic" officeooo:rsid="0056b00b" style:font-style-asian="italic" style:font-style-complex="italic"/>
    </style:style>
    <style:style style:name="T78" style:family="text">
      <style:text-properties style:font-name="Arial1" officeooo:rsid="0043b5b0" style:font-name-asian="Andale Sans UI" style:font-name-complex="Tahoma1"/>
    </style:style>
    <style:style style:name="T79" style:family="text">
      <style:text-properties officeooo:rsid="0062f994"/>
    </style:style>
    <style:style style:name="T80" style:family="text">
      <style:text-properties officeooo:rsid="0038d9bf"/>
    </style:style>
    <style:style style:name="T81" style:family="text">
      <style:text-properties officeooo:rsid="00378c16"/>
    </style:style>
    <style:style style:name="T82" style:family="text">
      <style:text-properties officeooo:rsid="001f12b5"/>
    </style:style>
    <style:style style:name="T83" style:family="text">
      <style:text-properties style:font-name="Courier New" officeooo:rsid="001f12b5"/>
    </style:style>
    <style:style style:name="T84" style:family="text">
      <style:text-properties fo:color="#131312" loext:opacity="100%" style:font-name="Courier New"/>
    </style:style>
    <style:style style:name="T85" style:family="text">
      <style:text-properties style:font-name="Courier New" officeooo:rsid="00208381"/>
    </style:style>
    <style:style style:name="T86" style:family="text">
      <style:text-properties fo:language="en" fo:country="GB" officeooo:rsid="00208381"/>
    </style:style>
    <style:style style:name="T87" style:family="text">
      <style:text-properties fo:language="en" fo:country="GB"/>
    </style:style>
    <style:style style:name="T88" style:family="text">
      <style:text-properties fo:language="en" fo:country="GB" officeooo:rsid="00587d71"/>
    </style:style>
    <style:style style:name="T89" style:family="text">
      <style:text-properties fo:language="en" fo:country="GB" officeooo:rsid="002396e4"/>
    </style:style>
    <style:style style:name="T90" style:family="text">
      <style:text-properties fo:language="en" fo:country="GB" officeooo:rsid="0051e6b7"/>
    </style:style>
    <style:style style:name="T91" style:family="text">
      <style:text-properties officeooo:rsid="00208381"/>
    </style:style>
    <style:style style:name="T92" style:family="text">
      <style:text-properties officeooo:rsid="00587d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3</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9</text:a></text:p>
          <text:p text:style-name="P4"><text:a xlink:type="simple" xlink:href="#__RefHeading___Toc1089_861407066" text:style-name="Index_20_Link" text:visited-style-name="Index_20_Link">6.7. @Separate, @SepRequire and @DeadlineMet<text:tab/>9</text:a></text:p>
          <text:p text:style-name="P4"><text:a xlink:type="simple" xlink:href="#__RefHeading___Toc1902_2050414839" text:style-name="Index_20_Link" text:visited-style-name="Index_20_Link">6.8. @TypeParam<text:tab/>10</text:a></text:p>
          <text:p text:style-name="P3"><text:a xlink:type="simple" xlink:href="#__RefHeading___Toc978_3424359239" text:style-name="Index_20_Link" text:visited-style-name="Index_20_Link">7. Creating New Annotations<text:tab/>11</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functions</text:p>
      <text:p text:style-name="P14"><text:s text:c="4"/>add: nat * nat +&gt; nat</text:p>
      <text:p text:style-name="P14"><text:s text:c="4"/>add(a, b) ==</text:p>
      <text:p text:style-name="P15"><text:soft-page-break/><text:span text:style-name="T4"><text:s text:c="8"/>/</text:span>* @Trace(a, b) *<text:span text:style-name="T4">/ a + b;</text:span></text:p>
      <text:list xml:id="list173953576180982"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73953422131345" text:continue-list="list173953576180982"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
      <text:p text:style-name="P26">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73954584094609" text:continue-list="list173953422131345" text:style-name="Outline_20_1">
        <text:list-item>
          <text:h text:style-name="P5" text:outline-level="2"><text:bookmark-start text:name="__RefHeading___Toc424_3288896628"/>Loading and Checking<text:bookmark-end text:name="__RefHeading___Toc424_3288896628"/></text:h>
        </text:list-item>
      </text:list>
      <text:p text:style-name="P27">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8">&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8">&gt; set annotations on</text:p>
      <text:p text:style-name="P23">Specification must now be re-parsed (reload)</text:p>
      <text:p text:style-name="P28">&gt;<text:span text:style-name="T21"> reload</text:span></text:p>
      <text:p text:style-name="P29">&gt; ...</text:p>
      <text:p text:style-name="Preformatted_20_Text"/>
      <text:p text:style-name="P30"><text:span text:style-name="T19">When annotations are enabled, comments</text:span> are processed as follows<text:span text:style-name="T22"> by the parser</text:span>:</text:p>
      <text:list text:style-name="L3">
        <text:list-item>
          <text:p text:style-name="P31">All comments that precede class/modules, definition<text:span text:style-name="T22">s</text:span>, expressions and statements are collected by the lexical analyser and added to the corresponding AST node by the parser.</text:p>
        </text:list-item>
        <text:list-item>
          <text:p text:style-name="P32">The parser checks the comments in a<text:span text:style-name="T22">n annotated</text:span> node, looking for those that start with @&lt;<text:span text:style-name="T23">Name</text:span>&gt;<text:span text:style-name="T24">.</text:span></text:p>
        </text:list-item>
        <text:list-item>
          <text:p text:style-name="P33"><text:span text:style-name="T18">Each comment that looks like an annotation is used to attempt to load a Java class called AST&lt;Name&gt;Annotation from a configurable classpath. If the class cannot be found, the </text:span>comment<text:span text:style-name="T18"> </text:span><text:span text:style-name="T25">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4">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6">If there are parse errors, the annotation is silently ignore, as it is assumed to be a comment. This behaviour can make it hard to find syntax errors in annotations! So there is a </text:span><text:span text:style-name="T27">boolean</text:span><text:span text:style-name="T26"> VDMJ setting called “vdmj.annotations.debug” which will raise all parse errors as warnings, </text:span><text:span text:style-name="T27">if set to true</text:span><text:span text:style-name="T26">.</text:span></text:p>
        </text:list-item>
        <text:list-item>
          <text:p text:style-name="P35"><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6"><text:soft-page-break/>The parser parses the element following the comments<text:span text:style-name="T23"> using the SyntaxReader</text:span>.</text:p>
        </text:list-item>
        <text:list-item>
          <text:p text:style-name="P36">The parser calls <text:span text:style-name="T28">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7">The parse then continues as normal.</text:p>
        </text:list-item>
      </text:list>
      <text:p text:style-name="P38">Note that so far there has been no checking of the annotation itself, other than its syntax.</text:p>
      <text:p text:style-name="P38">If VDMJ correctly parses an entire specification, it next performs type checking. This is done by converting the tree of AST objects into an equivalent tree of TC objects. This <text:span text:style-name="T29">includes</text:span> annotations that are attached to <text:span text:style-name="T30">AST </text:span>nodes<text:span text:style-name="T30"> - </text:span>AST&lt;Name&gt;Annotation <text:span text:style-name="T30">objects</text:span> are converted to TC&lt;Name&gt;Annotation <text:span text:style-name="T30">objects</text:span>, loaded from the same <text:span text:style-name="T29">classpath</text:span>, <text:span text:style-name="T30">which</text:span> contain code to type check the annotation itself as well as code which may affect the type check of the annotated element.</text:p>
      <text:p text:style-name="P11"><text:span text:style-name="T31">Type checking </text:span>proceeds<text:span text:style-name="T31"> as follows:</text:span></text:p>
      <text:list text:style-name="L4">
        <text:list-item>
          <text:p text:style-name="P39">When the TC tree is created, AST&lt;Name&gt;Annotation objects <text:span text:style-name="T32">from the parse </text:span>are converted to TC&lt;Name&gt;Annotation objects.</text:p>
        </text:list-item>
        <text:list-item>
          <text:p text:style-name="P39">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39">Before the type check of an annotated element, the type checker calls the<text:span text:style-name="T28"> "tcBefore" method of</text:span> annotations attached to the node, passing the TC node of the element and the Environment list.</text:p>
        </text:list-item>
        <text:list-item>
          <text:p text:style-name="P40">The type check of the <text:span text:style-name="T29">annotated </text:span>element then <text:span text:style-name="T33">proceeds</text:span> as normal<text:span text:style-name="T34">.</text:span></text:p>
        </text:list-item>
        <text:list-item>
          <text:p text:style-name="P41">After the type check, the "<text:span text:style-name="T24">tcA</text:span>fter" method of the annotations is called, passing the TC node and Environment as before, but also passing the TCType of the checked node.</text:p>
        </text:list-item>
        <text:list-item>
          <text:p text:style-name="P42">When the type checker completes, it calls a “doClose” method on all loaded TC annotations. This allows them to summarise and process any information they collected.</text:p>
        </text:list-item>
      </text:list>
      <text:p text:style-name="P43">The annotation <text:span text:style-name="T35">typically </text:span>uses <text:span text:style-name="T35">the "tcBefore" method</text:span> to type check its<text:span text:style-name="T23"> arguments </text:span>(if necessary) and check anything it needs to check about the <text:span text:style-name="T30">annotated </text:span>TC node. For example, the @Trace annotation checks that its arguments are simple<text:span text:style-name="T30">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4">After the type checking phase, if there are no errors<text:span text:style-name="T36">,</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4">Execution </text:span>proceeds<text:span text:style-name="T34"> as follows:</text:span></text:p>
      <text:list text:style-name="L5">
        <text:list-item>
          <text:p text:style-name="P45">When the IN tree is created, TC&lt;Name&gt;Annotation objects are converted to IN&lt;Name&gt;Annotation objects.</text:p>
        </text:list-item>
        <text:list-item>
          <text:p text:style-name="P45">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5">When an annotated INStatement or INExpression is executed, <text:span text:style-name="T36">the evaluation first calls the "inBefore" method of the annotations, passing the statement or expression and the runtime Context stack.</text:span></text:p>
        </text:list-item>
        <text:list-item>
          <text:p text:style-name="P46">The statement or expression is then evaluated as normal.</text:p>
        </text:list-item>
        <text:list-item>
          <text:p text:style-name="P46"><text:soft-page-break/>The evaluation then calls an "<text:span text:style-name="T24">inA</text:span>fter" method on the annotation<text:span text:style-name="T28">s</text:span>, passing the statement or expression, the runtime Context and the Value from the execution. The annotation cannot affect the return value.</text:p>
        </text:list-item>
        <text:list-item>
          <text:p text:style-name="P46">Finally the return value is returned as usual and the overall evaluation proceeds as normal.</text:p>
        </text:list-item>
      </text:list>
      <text:p text:style-name="P47">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6">If PO </text:span>generation<text:span text:style-name="T36"> is required, the TC tree is used to generate a tree of PO objects, including PO&lt;Name&gt;Annotation classes. Proof obligation generation then proceeds as follows:</text:span></text:p>
      <text:list text:style-name="L6">
        <text:list-item>
          <text:p text:style-name="P48">When the <text:span text:style-name="T37">PO</text:span> tree is created, TC&lt;Name&gt;Annotation objects are converted to <text:span text:style-name="T37">PO</text:span>&lt;Name&gt;Annotation objects.</text:p>
        </text:list-item>
        <text:list-item>
          <text:p text:style-name="P48">When <text:span text:style-name="T37">PO generation starts</text:span>, it calls <text:span text:style-name="T28">a</text:span> static <text:span text:style-name="T23">"</text:span>doInit<text:span text:style-name="T23">"</text:span> method in all loaded <text:span text:style-name="T37">PO</text:span> annotations. This allows them to reset or set up any persistent data that they require.</text:p>
        </text:list-item>
        <text:list-item>
          <text:p text:style-name="P49">Before any annotated <text:span text:style-name="T23">class/module, </text:span>definition, statement or expression is processed by the PO generator, the <text:span text:style-name="T28">"poBefore" method of the </text:span>annotation<text:span text:style-name="T28">s</text:span> is called, being passed the POContextStack and the PO node concerned.</text:p>
        </text:list-item>
        <text:list-item>
          <text:p text:style-name="P49">PO generation of the PO node then proceeds as normal.</text:p>
        </text:list-item>
        <text:list-item>
          <text:p text:style-name="P50">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1"><text:span text:style-name="T38">When the </text:span><text:span text:style-name="T39">PO generation</text:span><text:span text:style-name="T38"> completes, it calls a “doClose” method on all loaded </text:span><text:span text:style-name="T39">PO</text:span><text:span text:style-name="T38"> annotations. This allows them to summarise and process any information they collected.</text:span></text:p>
        </text:list-item>
      </text:list>
      <text:p text:style-name="P5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40">is mappings</text:span>; all annotations must define AST&lt;Name&gt;Annotation.</text:p>
      <text:list text:continue-list="list173954584094609" text:style-name="Outline_20_1">
        <text:list-item>
          <text:h text:style-name="P53" text:outline-level="2"><text:bookmark-start text:name="__RefHeading___Toc446_3122511456"/><text:span text:style-name="T41">Standard</text:span> Annotations<text:bookmark-end text:name="__RefHeading___Toc446_3122511456"/></text:h>
        </text:list-item>
      </text:list>
      <text:p text:style-name="P54"><text:span text:style-name="T42">V</text:span><text:span text:style-name="T43">DMJ </text:span><text:span text:style-name="T44">includes</text:span><text:span text:style-name="T43"> some standard annotations.</text:span><text:span text:style-name="T45"> They are provided in separate jar file</text:span><text:span text:style-name="T46">s</text:span><text:span text:style-name="T45"> which needs to be on the classpath when VDMJ is started. If </text:span><text:span text:style-name="T46">its </text:span><text:span text:style-name="T45">jar is not on the classpath, annotations </text:span><text:span text:style-name="T46">from that jar </text:span><text:span text:style-name="T45">will be</text:span><text:span text:style-name="T47"> silently</text:span><text:span text:style-name="T45"> ignored.</text:span></text:p>
      <text:p text:style-name="P54"><text:span text:style-name="T43">The</text:span><text:span text:style-name="T45"> standard annotations</text:span><text:span text:style-name="T43"> perform the following processing:</text:span></text:p>
      <text:list text:continue-numbering="true" text:style-name="Outline_20_1">
        <text:list-item>
          <text:list>
            <text:list-item>
              <text:h text:style-name="P55" text:outline-level="3"><text:bookmark-start text:name="__RefHeading___Toc538_3122511456"/>@Override<text:bookmark-end text:name="__RefHeading___Toc538_3122511456"/></text:h>
            </text:list-item>
          </text:list>
        </text:list-item>
      </text:list>
      <text:p text:style-name="P56">This is very similar to the Java @Override annotation, which is used to verify that a Java method overrides a superclass method<text:span text:style-name="T48">, raising an error if not</text:span>. In VDMJ, the override applies to operations or functions in a VDM++ class.</text:p>
      <text:p text:style-name="P57">The typecheck of the annotation (in <text:span text:style-name="T48">the </text:span>TCOverrideAnnotation<text:span text:style-name="T48"> "tcB</text:span>efore<text:span text:style-name="T48">" methods</text:span>) verifies that the dialect is VDM++, that the annotation has no arguments, and that it is applied to either an operation or a function<text:span text:style-name="T48"> definition</text:span>. Lastly, if there is no "inherited" <text:span text:style-name="T49">definition</text:span> that this definition overrides, an error is raised.</text:p>
      <text:p text:style-name="P58"/>
      <text:p text:style-name="P59"><text:span text:style-name="T50">Error 3363: Definition does not @Override superclass in '</text:span><text:span text:style-name="T51">A</text:span><text:span text:style-name="T50">' (test.vpp) at line 3:9</text:span></text:p>
      <text:p text:style-name="P60"/>
      <text:p text:style-name="P56">The annotation has no effect on the interpreter or the PO generator.</text:p>
      <text:list text:continue-numbering="true" text:style-name="Outline_20_1">
        <text:list-item>
          <text:list>
            <text:list-item>
              <text:h text:style-name="P55" text:outline-level="3"><text:bookmark-start text:name="__RefHeading___Toc448_3122511456"/>@Trace<text:bookmark-end text:name="__RefHeading___Toc448_3122511456"/></text:h>
            </text:list-item>
          </text:list>
        </text:list-item>
      </text:list>
      <text:p text:style-name="P61">The @Trace annotation is intended to trace the flow of control in the interpreter, either to note that a particular point in the execution has been reached, or to log the values of variables at that location.</text:p>
      <text:p text:style-name="P61">The typechecker checks<text:span text:style-name="T52"> (in the TCTraceAnnotation "tcBefore" methods)</text:span> that the annotation is applied to a statement or an expression only.<text:span text:style-name="T52"> The check also makes sure that any arguments supplied are simple variable names and refer to variables that are in scope.</text:span></text:p>
      <text:p text:style-name="P62">When the interpreter is running, the INTraceAnnotation "<text:span text:style-name="T49">inB</text:span>efore" method either just prints out the current location to stderr, or it prints the location and "&lt;name&gt; = &lt;value&gt;" for each argument (ie. each variable name traced).<text:span text:style-name="T53"> For example, the specification in section 2 produces the following:</text:span></text:p>
      <text:p text:style-name="P63"/>
      <text:p text:style-name="P63">&gt; p add(1,2)</text:p>
      <text:p text:style-name="P64">Trace: in 'A' (test.vdm) at line 9:13, A`a = 1</text:p>
      <text:p text:style-name="P64">Trace: in 'A' (test.vdm) at line 9:13, A`b = 2</text:p>
      <text:p text:style-name="P65">= 3</text:p>
      <text:p text:style-name="P65">Executed in 0.007 secs.</text:p>
      <text:p text:style-name="P65"/>
      <text:p text:style-name="P66"/>
      <text:p text:style-name="P62">The annotation has no effect on the<text:span text:style-name="T53"> execution values or the</text:span> PO generator.</text:p>
      <text:list text:continue-numbering="true" text:style-name="Outline_20_1">
        <text:list-item>
          <text:list>
            <text:list-item>
              <text:h text:style-name="P67" text:outline-level="3"><text:bookmark-start text:name="__RefHeading___Toc452_3122511456"/>@NoPOG<text:bookmark-end text:name="__RefHeading___Toc452_3122511456"/></text:h>
            </text:list-item>
          </text:list>
        </text:list-item>
      </text:list>
      <text:p text:style-name="P68">The @NoPOG annotation is intended to suppress PO generat<text:span text:style-name="T49">ion</text:span> over a region of the specification. It can be applied to a <text:span text:style-name="T49">class/module, a </text:span>definition, a statement or an expression.</text:p>
      <text:p text:style-name="P68">The typechecker (the TCNoPOGAnnotation "<text:span text:style-name="T49">tcB</text:span>efore" methods) just checks that the annotation has no arguments passed.</text:p>
      <text:p text:style-name="P69"/>
      <text:p text:style-name="P70">Error 3361: @NoPOG has no arguments in 'A' (test.vdm) at line 9:13</text:p>
      <text:p text:style-name="P69"/>
      <text:p text:style-name="P71"/>
      <text:p text:style-name="P72"><text:soft-page-break/>The PO generator (the PONoPOGAnnotation "<text:span text:style-name="T49">poA</text:span>fter" methods) clear the list of proof obligations generated for the annotated element (<text:span text:style-name="T49">class/module, </text:span>definition, statement or expression)<text:span text:style-name="T54">.</text:span></text:p>
      <text:p text:style-name="P73">The annotation has no effect on the interpreter.</text:p>
      <text:list xml:id="list173954698485469" text:continue-numbering="true" text:style-name="Outline_20_1">
        <text:list-item>
          <text:list>
            <text:list-item>
              <text:h text:style-name="P67" text:outline-level="3"><text:bookmark-start text:name="__RefHeading___Toc694_3447224950"/>@Printf<text:bookmark-end text:name="__RefHeading___Toc694_3447224950"/></text:h>
            </text:list-item>
          </text:list>
        </text:list-item>
      </text:list>
      <text:p text:style-name="P74">The @Printf annotation is almost identical to the IO`printf library operation, except that as an annotation it can be used in functions as well as operations, and the arguments do not have to be presented as a sequence literal.</text:p>
      <text:p text:style-name="P74">The typecheck (the TCPrintfAnnotation "tcBefore" methods) checks that the annotation has a string as its first argument.</text:p>
      <text:p text:style-name="P74">Execution of the annotation (the INPrintfAnnotation "inBefore" methods) evaluate the arguments and then pass the Values generated to System.out.printf.</text:p>
      <text:p text:style-name="P74">Note that, as with IO`printf, the format string can only contain %s converters, even if the values being printed are numeric. <text:span text:style-name="T55">But you are able to use argument numbers and field widths. For example:</text:span></text:p>
      <text:p text:style-name="P75"/>
      <text:p text:style-name="P19">f: nat * nat -&gt; nat</text:p>
      <text:p text:style-name="P19">f(a, b) ==</text:p>
      <text:p text:style-name="P19"><text:tab/><text:span text:style-name="T56">-- @Printf("b=[%2$5s], a=[%1$-5s]\n", a, b)</text:span></text:p>
      <text:p text:style-name="P19"><text:tab/>a + b;</text:p>
      <text:p text:style-name="P19"/>
      <text:p text:style-name="P76">&gt; p f(123, 456)</text:p>
      <text:p text:style-name="P19">b=[ <text:s/>456], a=[123 <text:s/>]</text:p>
      <text:p text:style-name="P19">= 579</text:p>
      <text:p text:style-name="P19">Executed in 0.003 secs.</text:p>
      <text:p text:style-name="Preformatted_20_Text"><text:span text:style-name="T57"/></text:p>
      <text:p text:style-name="P75"/>
      <text:p text:style-name="P77">You can also use the alternative format ‘#’ flag in conversions, like “%#5s”, which affects the output of some VDM types. Specifically:</text:p>
      <text:list text:style-name="L7">
        <text:list-item>
          <text:p text:style-name="P78">Chars are usually printed with quotes, like ‘x’, but the alternative prints them without.</text:p>
        </text:list-item>
        <text:list-item>
          <text:p text:style-name="P78">Strings are usually printed in “double quotes”, but the alternative prints them without.</text:p>
        </text:list-item>
        <text:list-item>
          <text:p text:style-name="P78">Empty sequences are usually [ ], but the alternative prints a blank string.</text:p>
        </text:list-item>
        <text:list-item>
          <text:p text:style-name="P78">Sequences and sets are usually printed as {[values]}, the alternative prints CSV values.</text:p>
        </text:list-item>
        <text:list-item>
          <text:p text:style-name="P78">Tokens are usually printed as mk_token(value), but the alternative just prints the value.</text:p>
        </text:list-item>
        <text:list-item>
          <text:p text:style-name="P78">Tuples are usually printed as mk_(values), but the alternative just prints the CSV values.</text:p>
        </text:list-item>
        <text:list-item>
          <text:p text:style-name="P78">Quote types are usually prints as &lt;TYPE&gt;, but the alternative just prints TYPE.</text:p>
        </text:list-item>
      </text:list>
      <text:list text:continue-list="list173954698485469" text:style-name="Outline_20_1">
        <text:list-item>
          <text:list>
            <text:list-item>
              <text:h text:style-name="P79" text:outline-level="3"><text:bookmark-start text:name="__RefHeading___Toc869_1160662890"/>@<text:span text:style-name="T58">OnFail </text:span><text:span text:style-name="T26">and @DocLink</text:span><text:bookmark-end text:name="__RefHeading___Toc869_1160662890"/></text:h>
            </text:list-item>
          </text:list>
        </text:list-item>
      </text:list>
      <text:p text:style-name="P80">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59">inv</text:span><text:span text:style-name="T60"> mk_R(p, q) ==</text:span></text:p>
      <text:p text:style-name="P19"><text:tab/>-- @OnFail("p=%s, should be &lt;10", p)</text:p>
      <text:p text:style-name="P19"><text:tab/>(p &lt; 10)</text:p>
      <text:p text:style-name="P81"/>
      <text:p text:style-name="P19"><text:span text:style-name="T60"><text:tab/>-- @OnFail("p=%s, should </text:span><text:span text:style-name="T59">b</text:span><text:span text:style-name="T60">e in PSET", p)</text:span></text:p>
      <text:p text:style-name="P19"><text:tab/>and (p in set PSET)</text:p>
      <text:p text:style-name="P19"/>
      <text:p text:style-name="P19"><text:tab/>-- @OnFail("q=%s, should be &gt;10", q)</text:p>
      <text:p text:style-name="P19"><text:soft-page-break/><text:tab/>and (q &gt; 10)</text:p>
      <text:p text:style-name="P19"/>
      <text:p text:style-name="P19"><text:tab/>-- @OnFail("q=%s, should be in QSET", q)</text:p>
      <text:p text:style-name="P19"><text:tab/>and (q in set QSET);</text:p>
      <text:p text:style-name="Preformatted_20_Text"/>
      <text:p text:style-name="P82">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6">&gt; p mk_R(1<text:span text:style-name="T61">0</text:span>,2)</text:p>
      <text:p text:style-name="P19">p=10, should be &lt;10 in 'DEFAULT' (test.vdm) at line 10:13</text:p>
      <text:p text:style-name="P19">Error 4079: Type invariant violated by mk_R arguments <text:span text:style-name="T50">in 'DEFAULT' (console)</text:span></text:p>
      <text:p text:style-name="P19"/>
      <text:p text:style-name="P76">&gt; p mk_R(5,10)</text:p>
      <text:p text:style-name="P19">p=5, should be in PSET in 'DEFAULT' (test.vdm) at line 13:13</text:p>
      <text:p text:style-name="P19">Error 4079: Type invariant violated by mk_R arguments in 'DEFAULT' (console)</text:p>
      <text:p text:style-name="P19"/>
      <text:p text:style-name="P76">&gt; p mk_R(1,2)</text:p>
      <text:p text:style-name="P19">q=2, should be &gt;10 in 'DEFAULT' (test.vdm) at line 16:13</text:p>
      <text:p text:style-name="P19">Error 4079: Type invariant violated by mk_R arguments in 'DEFAULT' (console)</text:p>
      <text:p text:style-name="P19"/>
      <text:p text:style-name="P76">&gt; p mk_R(1,15)</text:p>
      <text:p text:style-name="P19">q=15, should be in QSET in 'DEFAULT' (test.vdm) at line 19:13</text:p>
      <text:p text:style-name="P19">Error 4079: Type invariant violated by mk_R arguments in 'DEFAULT' (console)</text:p>
      <text:p text:style-name="P19"/>
      <text:p text:style-name="P83">You can optionally include an error number as the first argument of an @OnFail annotation, which is then printed out ahead of the message. This is useful for being able to distinguish @OnFail occurrences which have the same message.</text:p>
      <text:p text:style-name="P83">The message body can contain the string “%NAME”, which will be substituted for the name of the enclosing <text:span text:style-name="T62">VDM </text:span>definition. Additionally, if the last character of the message is “$”, the location of the annotation in the VDM source is substituted. For example:</text:p>
      <text:p text:style-name="P84">functions</text:p>
      <text:p text:style-name="P84"><text:tab/>compare: nat * nat -&gt; bool</text:p>
      <text:p text:style-name="P84"><text:tab/>compare(a, b) ==</text:p>
      <text:p text:style-name="P84"><text:tab/><text:tab/>-- @OnFail(<text:span text:style-name="T56">1234</text:span>, "Function=<text:span text:style-name="T56">%NAME</text:span>: Oops %s &lt; %s <text:span text:style-name="T56">$</text:span>", a, b)</text:p>
      <text:p text:style-name="P84"><text:tab/><text:tab/>(a &lt; b);</text:p>
      <text:p text:style-name="P84"/>
      <text:p text:style-name="P85">&gt; p compare(2, 1)</text:p>
      <text:p text:style-name="P19">1234: Function=compare: Oops 2 &lt; 1 in 'DEFAULT' (test.vdm) at line 4:13</text:p>
      <text:p text:style-name="P19">= false</text:p>
      <text:p text:style-name="P19">Executed in 0.005 secs.</text:p>
      <text:p text:style-name="Preformatted_20_Text"><text:span text:style-name="T57"/></text:p>
      <text:p text:style-name="P86">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2">triggered</text:span>, the @DocLink path for the location is printed as well <text:span text:style-name="T62">as the error message</text:span>.</text:p>
      <text:p text:style-name="P86">For example, a module might define a set of functions for validating something that is associated with a particular Chapter in a standard. That Chapter reference would be marked with an @DocLink at the top of the module. Individual functions might check <text:span text:style-name="T62">S</text:span>ections of that Chapter, and so the functions would have @DocLinks naming their <text:span text:style-name="T62">S</text:span>ection. Lastly, if/then/else choices within the function might correspond to specific <text:span text:style-name="T62">bullet </text:span>items in the <text:span text:style-name="T62">S</text:span>ection, which would also have @DocLinks. Then finally, when an @OnFail is issued, the Chapter, section and item references for that location would be printed too.</text:p>
      <text:p text:style-name="P86">@DocLink arguments are string <text:span text:style-name="T62">literal</text:span>s, typically URLs or Chapter names etc.</text:p>
      <text:p text:style-name="P19"/>
      <text:p text:style-name="P19">Mass = [mass]</text:p>
      <text:p text:style-name="P19">inv m == m &lt;&gt; nil =&gt; allOf</text:p>
      <text:p text:style-name="P19">([</text:p>
      <text:p text:style-name="P19"><text:tab/><text:span text:style-name="T56">--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7" text:outline-level="3"><text:bookmark-start text:name="__RefHeading___Toc976_3424359239"/><text:soft-page-break/><text:span text:style-name="T63">@</text:span><text:span text:style-name="T64">Warning</text:span><text:bookmark-end text:name="__RefHeading___Toc976_3424359239"/></text:h>
            </text:list-item>
          </text:list>
        </text:list-item>
      </text:list>
      <text:p text:style-name="P88"><text:span text:style-name="T65">T</text:span><text:span text:style-name="T66">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7">the listed</text:span><text:span text:style-name="T66"> warnings in the body of the function, but not elsewhere.</text:span></text:p>
      <text:p text:style-name="P88"><text:span text:style-name="T66">In some cases, a warning is </text:span><text:span text:style-name="T68">only </text:span><text:span text:style-name="T66">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89"/>
      <text:p text:style-name="P90">types</text:p>
      <text:p text:style-name="P91"><text:span text:style-name="T60"><text:tab/></text:span><text:span text:style-name="T69">-- @Warning(5000) </text:span><text:span text:style-name="T70">T is unused </text:span><text:span text:style-name="T71">until phase 2</text:span></text:p>
      <text:p text:style-name="P91"><text:span text:style-name="T60"><text:tab/>T = </text:span><text:span text:style-name="T72">nat</text:span><text:span text:style-name="T60">;</text:span></text:p>
      <text:p text:style-name="P90"/>
      <text:p text:style-name="P90">functions</text:p>
      <text:p text:style-name="P91"><text:span text:style-name="T60"><text:tab/></text:span><text:span text:style-name="T69">-- @Warning(5013) </text:span><text:span text:style-name="T70">ignore this mutual recursion</text:span></text:p>
      <text:p text:style-name="P91"><text:span text:style-name="T60"><text:tab/>f: </text:span><text:span text:style-name="T72">nat</text:span><text:span text:style-name="T60"> -&gt; </text:span><text:span text:style-name="T72">nat</text:span></text:p>
      <text:p text:style-name="P90"><text:tab/>f(a) == g(a-1);</text:p>
      <text:p text:style-name="P90"><text:tab/></text:p>
      <text:p text:style-name="P92"><text:span text:style-name="T73"><text:tab/>-- </text:span><text:span text:style-name="T74">Note, no annotation here</text:span></text:p>
      <text:p text:style-name="P91"><text:span text:style-name="T60"><text:tab/>g: </text:span><text:span text:style-name="T72">nat</text:span><text:span text:style-name="T60"> -&gt; </text:span><text:span text:style-name="T72">nat</text:span></text:p>
      <text:p text:style-name="P90"><text:tab/>g(a) == f(a-1);</text:p>
      <text:p text:style-name="P90"/>
      <text:p text:style-name="Text_20_body">Without annotations, that would produce <text:span text:style-name="T75">the following warnings</text:span>:</text:p>
      <text:p text:style-name="P93"/>
      <text:p text:style-name="P94">Warning 5013: Mutually recursive cycle has no measure in 'DEFAULT' (test.vdm) at line 9:5 Cycle: [g, f, g]</text:p>
      <text:p text:style-name="P94">Warning 5013: Mutually recursive cycle has no measure in 'DEFAULT' (test.vdm) at line 5:5 Cycle: [f, g, f]</text:p>
      <text:p text:style-name="P94">Warning 5000: Definition 'T' not used in 'DEFAULT' (test.vdm) at line 2:5</text:p>
      <text:p text:style-name="P94"/>
      <text:p text:style-name="P93"/>
      <text:p text:style-name="Text_20_body">With the annotations shown, it would produce <text:span text:style-name="T75">the one remaining warning that is not suppressed</text:span>:</text:p>
      <text:p text:style-name="P95"/>
      <text:p text:style-name="P94">Warning 5013: Mutually recursive cycle has no measure in 'DEFAULT' (test.vdm) at line 11:5</text:p>
      <text:p text:style-name="P94">Cycle: [g, f, g]</text:p>
      <text:p text:style-name="Text_20_body"/>
      <text:p text:style-name="P96">Note that, as in this example, it might be sensible to extend the annotation comment to say why a particular warning is being suppressed.</text:p>
      <text:list text:continue-numbering="true" text:style-name="Outline_20_1">
        <text:list-item>
          <text:list>
            <text:list-item>
              <text:h text:style-name="P67" text:outline-level="3"><text:bookmark-start text:name="__RefHeading___Toc1089_861407066"/><text:span text:style-name="T63">@Separate</text:span>, @SepRequire and @DeadlineMet<text:bookmark-end text:name="__RefHeading___Toc1089_861407066"/></text:h>
            </text:list-item>
          </text:list>
        </text:list-item>
      </text:list>
      <text:p text:style-name="P97">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7"><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8">These annotations implement an abstract <text:span text:style-name="T13">ConjectureProcessor </text:span>interface, which the <text:span text:style-name="T13">RTValidator </text:span>uses. This allows more conjectures to be written in a similar manner.</text:p>
      <text:p text:style-name="P99"><text:span text:style-name="T76">The type checking of the annotations requires them to be added to the constructor of the RT </text:span><text:span text:style-name="T77">system </text:span><text:span text:style-name="T76">class definition, and the annotation arguments are checked as well.</text:span></text:p>
      <text:list text:continue-numbering="true" text:style-name="Outline_20_1">
        <text:list-item>
          <text:list>
            <text:list-item>
              <text:h text:style-name="P100" text:outline-level="3"><text:bookmark-start text:name="__RefHeading___Toc1902_2050414839"/><text:soft-page-break/>@<text:span text:style-name="T78">TypeParam</text:span><text:bookmark-end text:name="__RefHeading___Toc1902_2050414839"/></text:h>
            </text:list-item>
          </text:list>
        </text:list-item>
      </text:list>
      <text:p text:style-name="P101">This annotation is intended to narrow the types of polymorphic type parameters. VDM allows the definition of polymorphic functions, that include type parameters. But the types themselves are completely undefined – you cannot, <text:span text:style-name="T79">say,</text:span> directly specify that a parameter is a sequence of something or a set of something. For example:</text:p>
      <text:p text:style-name="P19"/>
      <text:p text:style-name="P76">-- @TypeParam @T = seq of ?;</text:p>
      <text:p text:style-name="P19">f[@T]: @T -&gt; nat</text:p>
      <text:p text:style-name="P19">f(s) == len s;</text:p>
      <text:p text:style-name="Preformatted_20_Text"/>
      <text:p text:style-name="P101">Without the @TypeParam, this function produces a type checking error, since there is nothing to say that the @T type is a sequence with a length. By adding the annotation, the type checker knows that the type parameter is a sequence, but of an undefined type.</text:p>
      <text:p text:style-name="P101">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6">f[nat](a)</text:span>;</text:p>
      <text:p text:style-name="P19"/>
      <text:p text:style-name="P19">Error 3061: Inappropriate type for parameter 1 (test.vdm) at line 7:15</text:p>
      <text:p text:style-name="P19">Expect: seq of (?)</text:p>
      <text:p text:style-name="P19">Actual: nat</text:p>
      <text:list text:continue-numbering="true" text:style-name="Outline_20_1">
        <text:list-item>
          <text:h text:style-name="P102" text:outline-level="2"><text:bookmark-start text:name="__RefHeading___Toc978_3424359239"/><text:span text:style-name="T80">Creating</text:span> New Annotations<text:bookmark-end text:name="__RefHeading___Toc978_3424359239"/></text:h>
        </text:list-item>
      </text:list>
      <text:p text:style-name="P103"><text:span text:style-name="T81">Creating</text:span> new <text:span text:style-name="T81">user </text:span>annotations is a matter of doing the following:</text:p>
      <text:list text:style-name="L8">
        <text:list-item>
          <text:p text:style-name="P104">Write a new AST&lt;Name&gt;Annotation class that extends ASTAnnotation. Annotations that don't affect the parse do not have to implement any methods; there are "<text:span text:style-name="T49">astB</text:span>efore" and "<text:span text:style-name="T49">astAf</text:span>ter" methods that will be called during the parse, if required (see above).</text:p>
        </text:list-item>
        <text:list-item>
          <text:p text:style-name="P104">Write TC, IN and/or PO&lt;Name&gt;Annotation classes that extend TCAnnotation etc. and add the checking and functionality that you require<text:span text:style-name="T49"> in the before/after methods</text:span>.</text:p>
        </text:list-item>
        <text:list-item>
          <text:p text:style-name="P105">Create the mapping file lines that map the new classes for AST-TC, TC-IN and TC-PO. For example<text:span text:style-name="T82"> to add two new annotations called @Notice and @Classic, produce an ast-tc.mappings file like this</text:span>:</text:p>
        </text:list-item>
      </text:list>
      <text:p text:style-name="P106"><text:line-break/>package annotations.ast to annotations.tc;</text:p>
      <text:p text:style-name="P107"><text:span text:style-name="T60">map AST</text:span><text:span text:style-name="T83">Notice</text:span><text:span text:style-name="T60">Annotation{name, </text:span><text:span text:style-name="T84">args</text:span><text:span text:style-name="T60">} to TC</text:span><text:span text:style-name="T83">Notice</text:span><text:span text:style-name="T60">Annotation(name, </text:span><text:span text:style-name="T84">args</text:span><text:span text:style-name="T60">);</text:span></text:p>
      <text:p text:style-name="P107"><text:span text:style-name="T60">map AST</text:span><text:span text:style-name="T83">Classic</text:span><text:span text:style-name="T60">Annotation{name, </text:span><text:span text:style-name="T84">args</text:span><text:span text:style-name="T60">} to TC</text:span><text:span text:style-name="T85">Classic</text:span><text:span text:style-name="T60">Annotation(name, </text:span><text:span text:style-name="T84">args</text:span><text:span text:style-name="T60">);</text:span></text:p>
      <text:p text:style-name="P108"/>
      <text:list text:continue-numbering="true" text:style-name="L8">
        <text:list-item>
          <text:p text:style-name="P109"><text:span text:style-name="T86">C</text:span><text:span text:style-name="T87">reate a new resource file (or add to an existing one) called vdmj.annotations. This should contain the fully qualified classname(s) of your AST annotation(s), one per line.</text:span></text:p>
        </text:list-item>
        <text:list-item>
          <text:p text:style-name="P110"><text:span text:style-name="T86">Put the new classes and the necessary </text:span><text:span text:style-name="T88">resource</text:span><text:span text:style-name="T86"> files on the classpath when VDMJ is executed.</text:span><text:span text:style-name="T89"> This is easily done by putting them in a jar file, with the mapping file(s) </text:span><text:span text:style-name="T88">and vdmj.annotations </text:span><text:span text:style-name="T89">at the top level. </text:span><text:span text:style-name="T90">Use the property vdmj.mapping.search_path to set the location of the mapping files if they are not at the top level.</text:span></text:p>
        </text:list-item>
        <text:list-item>
          <text:p text:style-name="P111">Add @<text:span text:style-name="T20">Name</text:span> comments to your specification<text:span text:style-name="T20"> :-)</text:span></text:p>
        </text:list-item>
      </text:list>
      <text:p text:style-name="P112"><text:span text:style-name="T91">Note </text:span>that<text:span text:style-name="T91"> VDMJ is issued with @Override, @Trace, @NoPOG, @Printf, @OnFail </text:span><text:span text:style-name="T75">and @Warning</text:span><text:span text:style-name="T91"> annotations in </text:span><text:span text:style-name="T92">a </text:span><text:span text:style-name="T91">separate "annotations" jar. </text:span><text:span text:style-name="T92">This</text:span><text:span text:style-name="T91"> contains the classes and </text:span><text:span text:style-name="T92">resource files</text:span><text:span text:style-name="T91"> required for the standard annotations. The source (in GitHub) may be a useful resource for producing new annotations. The layout of the main annotation.jar is as follows:</text:span></text:p>
      <text:p text:style-name="P112"><draw:frame draw:style-name="fr1" draw:name="Image1" text:anchor-type="char" svg:width="15.9cm" svg:height="10.024cm" draw:z-index="0"><draw:image xlink:href="Pictures/10000001000003A30000024BD0547EE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1-18T17:39:52.891290807">18/01/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1-18T17:39:52.891897447">18/01/25</text:date></text:p>
            </table:table-cell>
            <table:table-cell table:style-name="Footing.A1" office:value-type="string">
              <text:p text:style-name="MP8">Page <text:page-number text:select-page="current">11</text:page-number><text:s/>of <text:page-count style:num-format="1">11</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Annotations Guide</dc:title>
    <dc:description>A basic template with hierarchical section numbering and sensible lists.</dc:description>
    <meta:creation-date>2010-10-23T14:07:48</meta:creation-date>
    <dc:language>en-GB</dc:language>
    <meta:editing-cycles>62</meta:editing-cycles>
    <meta:editing-duration>PT4H43M9S</meta:editing-duration>
    <dc:date>2025-01-18T17:39:52.841122221</dc:date>
    <meta:print-date>2025-01-18T17:38:15.980992300</meta:print-date>
    <meta:printed-by>PDF files</meta:printed-by>
    <meta:document-statistic meta:table-count="2" meta:image-count="1" meta:object-count="0" meta:page-count="11" meta:paragraph-count="258" meta:word-count="4266" meta:character-count="25908" meta:non-whitespace-character-count="21861"/>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